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d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tic A &amp; ML 1</text:p>
          </table:table-cell>
          <table:table-cell office:value-type="float" office:value="1.82784" calcext:value-type="float">
            <text:p>1.82784</text:p>
          </table:table-cell>
          <table:table-cell table:style-name="ce2" office:value-type="float" office:value="3.19872" calcext:value-type="float">
            <text:p>3.19872</text:p>
          </table:table-cell>
          <table:table-cell table:style-name="ce2" office:value-type="float" office:value="1.04904" calcext:value-type="float">
            <text:p>1.04904</text:p>
          </table:table-cell>
          <table:table-cell table:style-name="ce2" office:value-type="float" office:value="4.11264" calcext:value-type="float">
            <text:p>4.11264</text:p>
          </table:table-cell>
          <table:table-cell table:style-name="ce2" office:value-type="float" office:value="5.25504" calcext:value-type="float">
            <text:p>5.25504</text:p>
          </table:table-cell>
          <table:table-cell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Genetic A &amp; ML 2</text:p>
          </table:table-cell>
          <table:table-cell office:value-type="float" office:value="1.59936" calcext:value-type="float">
            <text:p>1.59936</text:p>
          </table:table-cell>
          <table:table-cell office:value-type="float" office:value="3.19872" calcext:value-type="float">
            <text:p>3.19872</text:p>
          </table:table-cell>
          <table:table-cell office:value-type="float" office:value="1.07403921568627" calcext:value-type="float">
            <text:p>1.07403921568627</text:p>
          </table:table-cell>
          <table:table-cell office:value-type="float" office:value="4.11264" calcext:value-type="float">
            <text:p>4.11264</text:p>
          </table:table-cell>
          <table:table-cell office:value-type="float" office:value="5.712" calcext:value-type="float">
            <text:p>5.71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enetic A &amp; ML 3</text:p>
          </table:table-cell>
          <table:table-cell office:value-type="float" office:value="1.59936" calcext:value-type="float">
            <text:p>1.59936</text:p>
          </table:table-cell>
          <table:table-cell office:value-type="float" office:value="3.4272" calcext:value-type="float">
            <text:p>3.4272</text:p>
          </table:table-cell>
          <table:table-cell office:value-type="float" office:value="1.05252" calcext:value-type="float">
            <text:p>1.05252</text:p>
          </table:table-cell>
          <table:table-cell office:value-type="float" office:value="4.34112" calcext:value-type="float">
            <text:p>4.34112</text:p>
          </table:table-cell>
          <table:table-cell office:value-type="float" office:value="5.712" calcext:value-type="float">
            <text:p>5.7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egler-Nichols</text:p>
          </table:table-cell>
          <table:table-cell office:value-type="float" office:value="1.59936" calcext:value-type="float">
            <text:p>1.59936</text:p>
          </table:table-cell>
          <table:table-cell office:value-type="float" office:value="2.74176" calcext:value-type="float">
            <text:p>2.74176</text:p>
          </table:table-cell>
          <table:table-cell office:value-type="float" office:value="1.09560784313725" calcext:value-type="float">
            <text:p>1.09560784313725</text:p>
          </table:table-cell>
          <table:table-cell office:value-type="float" office:value="37.47072" calcext:value-type="float">
            <text:p>37.47072</text:p>
          </table:table-cell>
          <table:table-cell office:value-type="float" office:value="44.09664" calcext:value-type="float">
            <text:p>44.096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DTuner</text:p>
          </table:table-cell>
          <table:table-cell office:value-type="float" office:value="1.59936" calcext:value-type="float">
            <text:p>1.59936</text:p>
          </table:table-cell>
          <table:table-cell office:value-type="float" office:value="2.97024" calcext:value-type="float">
            <text:p>2.97024</text:p>
          </table:table-cell>
          <table:table-cell office:value-type="float" office:value="1.1061568627451" calcext:value-type="float">
            <text:p>1.1061568627451</text:p>
          </table:table-cell>
          <table:table-cell office:value-type="float" office:value="4.11264" calcext:value-type="float">
            <text:p>4.11264</text:p>
          </table:table-cell>
          <table:table-cell office:value-type="float" office:value="5.712" calcext:value-type="float">
            <text:p>5.7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6:49:12.825411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8:12:48.501830692</meta:creation-date>
    <dc:date>2018-10-08T17:04:11.695143602</dc:date>
    <meta:editing-duration>PT22M33S</meta:editing-duration>
    <meta:editing-cycles>5</meta:editing-cycles>
    <meta:generator>LibreOffice/5.2.7.2$Linux_X86_64 LibreOffice_project/20m0$Build-2</meta:generator>
    <meta:document-statistic meta:table-count="1" meta:cell-count="35" meta:object-count="0"/>
  </office:meta>
</office:document-meta>
</file>